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ϕ</mi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i>Q</mi>
        <mrow>
          <mn>4</mn>
          <mi mathvariant="normal">π</mi>
          <msub>
            <mi mathvariant="normal">ε</mi>
            <mn>0</mn>
          </msub>
        </mrow>
      </mfrac>
      <mrow>
        <mo fence="true" stretchy="true">{</mo>
        <mrow>
          <mtable>
            <mtr>
              <mtd>
                <mrow>
                  <mspace width="2em"/>
                  <mfrac>
                    <mn>1</mn>
                    <mi>r</mi>
                  </mfrac>
                  <mspace width="23.5em"/>
                  <mtext> für </mtext>
                  <mrow>
                    <mi>r</mi>
                    <mo stretchy="false">&gt;</mo>
                    <mi>R</mi>
                  </mrow>
                </mrow>
              </mtd>
            </mtr>
            <mtr>
              <mtd>
                <mrow>
                  <mfrac>
                    <mn>1</mn>
                    <mrow>
                      <mn>2</mn>
                      <msup>
                        <mi>R</mi>
                        <mn>3</mn>
                      </msup>
                    </mrow>
                  </mfrac>
                  <mrow>
                    <mo fence="true" stretchy="false">(</mo>
                    <mrow>
                      <mrow>
                        <mn>3</mn>
                        <mrow>
                          <msup>
                            <mi>R</mi>
                            <mn>2</mn>
                          </msup>
                          <mo stretchy="false">−</mo>
                          <msup>
                            <mi>r</mi>
                            <mn>2</mn>
                          </msup>
                        </mrow>
                      </mrow>
                    </mrow>
                    <mo fence="true" stretchy="false">)</mo>
                  </mrow>
                  <mspace width="2em"/>
                  <mtext> für </mtext>
                  <mrow>
                    <mi>r</mi>
                    <mo stretchy="false">≤</mo>
                    <mi>R</mi>
                  </mrow>
                </mrow>
              </mtd>
            </mtr>
          </mtable>
        </mrow>
      </mrow>
    </mrow>
    <annotation encoding="StarMath 5.0">%iphi ( bold r ) `=` Q over { 4 %pi %varepsilon _0 } left lbrace alignl binom{~ {alignc 1 over r } ~~~~~~~~~~~``` " für " r &gt; R}{{alignc 1 over {2 R^3}} (3 R^2 - r^2) ~ " für " r &lt;= R} 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9:39:22.126000000</meta:creation-date>
    <meta:generator>LibreOffice/4.2.4.2$Windows_x86 LibreOffice_project/63150712c6d317d27ce2db16eb94c2f3d7b699f8</meta:generator>
  </office:meta>
</office:document-meta>
</file>